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indent="1.499cm" style:auto-text-indent="false"/>
      <style:text-properties fo:font-size="15pt" officeooo:rsid="001f06d2" officeooo:paragraph-rsid="001f06d2" style:font-size-asian="13.1000003814697pt" style:font-size-complex="15pt"/>
    </style:style>
    <style:style style:name="P2" style:family="paragraph" style:parent-style-name="Standard">
      <style:paragraph-properties fo:margin-left="0cm" fo:margin-right="0cm" fo:text-align="justify" style:justify-single-word="false" fo:text-indent="1.499cm" style:auto-text-indent="false"/>
      <style:text-properties fo:font-size="15pt" officeooo:rsid="001f06d2" officeooo:paragraph-rsid="001f06d2" style:font-size-asian="13.1000003814697pt" style:font-size-complex="15pt"/>
    </style:style>
    <style:style style:name="P3" style:family="paragraph" style:parent-style-name="Standard">
      <style:paragraph-properties fo:margin-left="0cm" fo:margin-right="0cm" fo:text-align="justify" style:justify-single-word="false" fo:text-indent="1.499cm" style:auto-text-indent="false"/>
      <style:text-properties fo:font-size="12pt" fo:font-style="italic" officeooo:rsid="001f06d2" officeooo:paragraph-rsid="001f06d2" style:font-size-asian="10.5pt" style:font-style-asian="italic" style:font-size-complex="12pt" style:font-style-complex="italic"/>
    </style:style>
    <style:style style:name="P4" style:family="paragraph" style:parent-style-name="Standard">
      <style:paragraph-properties fo:margin-left="0cm" fo:margin-right="0cm" fo:text-align="justify" style:justify-single-word="false" fo:text-indent="1.499cm" style:auto-text-indent="false"/>
      <style:text-properties fo:font-size="12pt" fo:font-style="normal" officeooo:rsid="001f06d2" officeooo:paragraph-rsid="001f06d2" style:font-size-asian="10.5pt" style:font-style-asian="normal" style:font-size-complex="12pt" style:font-style-complex="normal"/>
    </style:style>
    <style:style style:name="P5" style:family="paragraph" style:parent-style-name="Standard">
      <style:paragraph-properties fo:margin-left="0cm" fo:margin-right="0cm" fo:text-align="justify" style:justify-single-word="false" fo:text-indent="1.499cm" style:auto-text-indent="false"/>
      <style:text-properties fo:font-size="12pt" fo:font-style="normal" officeooo:rsid="001f5805" officeooo:paragraph-rsid="001f5805" style:font-size-asian="10.5pt" style:font-style-asian="normal" style:font-size-complex="12pt" style:font-style-complex="normal"/>
    </style:style>
    <style:style style:name="P6" style:family="paragraph" style:parent-style-name="Standard">
      <style:paragraph-properties fo:margin-left="0cm" fo:margin-right="0cm" fo:text-align="justify" style:justify-single-word="false" fo:text-indent="1.499cm" style:auto-text-indent="false"/>
      <style:text-properties fo:font-size="12pt" fo:font-style="normal" officeooo:rsid="00230d1f" officeooo:paragraph-rsid="00230d1f" style:font-size-asian="10.5pt" style:font-style-asian="normal" style:font-size-complex="12pt" style:font-style-complex="normal"/>
    </style:style>
    <style:style style:name="P7" style:family="paragraph" style:parent-style-name="Standard">
      <style:paragraph-properties fo:margin-left="0cm" fo:margin-right="0cm" fo:text-align="justify" style:justify-single-word="false" fo:text-indent="1.499cm" style:auto-text-indent="false"/>
      <style:text-properties fo:font-size="12pt" fo:font-style="normal" officeooo:rsid="00232922" officeooo:paragraph-rsid="00232922" style:font-size-asian="10.5pt" style:font-style-asian="normal" style:font-size-complex="12pt" style:font-style-complex="normal"/>
    </style:style>
    <style:style style:name="P8" style:family="paragraph" style:parent-style-name="Standard">
      <style:paragraph-properties fo:margin-left="0cm" fo:margin-right="0cm" fo:text-align="justify" style:justify-single-word="false" fo:text-indent="1.499cm" style:auto-text-indent="false"/>
      <style:text-properties fo:font-size="12pt" fo:font-style="normal" officeooo:rsid="0024becb" officeooo:paragraph-rsid="0024becb" style:font-size-asian="10.5pt" style:font-style-asian="normal" style:font-size-complex="12pt" style:font-style-complex="normal"/>
    </style:style>
    <style:style style:name="P9" style:family="paragraph" style:parent-style-name="Standard">
      <style:paragraph-properties fo:margin-left="0cm" fo:margin-right="0cm" fo:text-align="justify" style:justify-single-word="false" fo:text-indent="1.499cm" style:auto-text-indent="false"/>
      <style:text-properties fo:font-size="12pt" fo:font-style="normal" officeooo:rsid="0025d25d" officeooo:paragraph-rsid="0025d25d" style:font-size-asian="10.5pt" style:font-style-asian="normal" style:font-size-complex="12pt" style:font-style-complex="normal"/>
    </style:style>
    <style:style style:name="P10" style:family="paragraph" style:parent-style-name="Standard">
      <style:paragraph-properties fo:margin-left="0cm" fo:margin-right="0cm" fo:text-align="justify" style:justify-single-word="false" fo:text-indent="1.499cm" style:auto-text-indent="false"/>
      <style:text-properties fo:font-size="12pt" fo:font-style="normal" officeooo:rsid="0027274c" officeooo:paragraph-rsid="0027274c" style:font-size-asian="10.5pt" style:font-style-asian="normal" style:font-size-complex="12pt" style:font-style-complex="normal"/>
    </style:style>
    <style:style style:name="P11" style:family="paragraph" style:parent-style-name="Standard">
      <style:paragraph-properties fo:margin-left="0cm" fo:margin-right="0cm" fo:text-align="justify" style:justify-single-word="false" fo:text-indent="1.499cm" style:auto-text-indent="false"/>
      <style:text-properties fo:font-size="12pt" fo:font-style="normal" officeooo:rsid="002a187b" officeooo:paragraph-rsid="002a187b" style:font-size-asian="10.5pt" style:font-style-asian="normal" style:font-size-complex="12pt" style:font-style-complex="normal"/>
    </style:style>
    <style:style style:name="P12" style:family="paragraph" style:parent-style-name="Standard">
      <style:paragraph-properties fo:margin-left="0cm" fo:margin-right="0cm" fo:text-align="justify" style:justify-single-word="false" fo:text-indent="1.499cm" style:auto-text-indent="false"/>
      <style:text-properties fo:color="#000000" fo:font-size="12pt" fo:font-style="normal" officeooo:rsid="00223f39" officeooo:paragraph-rsid="00223f39" style:font-size-asian="10.5pt" style:font-style-asian="normal" style:font-size-complex="12pt" style:font-style-complex="normal"/>
    </style:style>
    <style:style style:name="P13" style:family="paragraph" style:parent-style-name="Standard">
      <style:paragraph-properties fo:margin-left="0cm" fo:margin-right="0cm" fo:text-align="justify" style:justify-single-word="false" fo:text-indent="1.499cm" style:auto-text-indent="false"/>
      <style:text-properties fo:color="#000000" fo:font-size="12pt" fo:font-style="normal" officeooo:rsid="00232922" officeooo:paragraph-rsid="00232922" style:font-size-asian="10.5pt" style:font-style-asian="normal" style:font-size-complex="12pt" style:font-style-complex="normal"/>
    </style:style>
    <style:style style:name="P14" style:family="paragraph" style:parent-style-name="Standard">
      <style:paragraph-properties fo:margin-left="0cm" fo:margin-right="0cm" fo:text-align="justify" style:justify-single-word="false" fo:text-indent="1.499cm" style:auto-text-indent="false"/>
      <style:text-properties fo:font-size="12pt" fo:font-style="normal" officeooo:rsid="002a187b" officeooo:paragraph-rsid="002a187b" style:font-size-asian="10.5pt" style:font-style-asian="normal" style:font-size-complex="12pt" style:font-style-complex="normal"/>
    </style:style>
    <style:style style:name="P15" style:family="paragraph" style:parent-style-name="Standard">
      <style:paragraph-properties fo:margin-left="0cm" fo:margin-right="0cm" fo:text-align="justify" style:justify-single-word="false" fo:text-indent="1.499cm" style:auto-text-indent="false"/>
      <style:text-properties fo:font-size="12pt" fo:font-style="normal" officeooo:rsid="002cc4e5" officeooo:paragraph-rsid="002cc4e5" style:font-size-asian="10.5pt" style:font-style-asian="normal" style:font-size-complex="12pt" style:font-style-complex="normal"/>
    </style:style>
    <style:style style:name="P16" style:family="paragraph" style:parent-style-name="Standard">
      <style:paragraph-properties fo:margin-left="0cm" fo:margin-right="0cm" fo:text-align="justify" style:justify-single-word="false" fo:text-indent="1.499cm" style:auto-text-indent="false"/>
      <style:text-properties fo:font-size="12pt" fo:font-style="normal" officeooo:rsid="003276aa" officeooo:paragraph-rsid="003276aa" style:font-size-asian="10.5pt" style:font-style-asian="normal" style:font-size-complex="12pt" style:font-style-complex="normal"/>
    </style:style>
    <style:style style:name="P17" style:family="paragraph" style:parent-style-name="Standard">
      <style:paragraph-properties fo:margin-left="0cm" fo:margin-right="0cm" fo:text-align="justify" style:justify-single-word="false" fo:text-indent="1.499cm" style:auto-text-indent="false"/>
      <style:text-properties fo:font-size="12pt" fo:font-style="normal" officeooo:rsid="00335e10" officeooo:paragraph-rsid="00335e10" style:font-size-asian="10.5pt" style:font-style-asian="normal" style:font-size-complex="12pt" style:font-style-complex="normal"/>
    </style:style>
    <style:style style:name="P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f5805"/>
    </style:style>
    <style:style style:name="T2" style:family="text">
      <style:text-properties officeooo:rsid="001fde8a"/>
    </style:style>
    <style:style style:name="T3" style:family="text">
      <style:text-properties fo:color="#ff00cc"/>
    </style:style>
    <style:style style:name="T4" style:family="text">
      <style:text-properties fo:color="#ff00cc" officeooo:rsid="00216981"/>
    </style:style>
    <style:style style:name="T5" style:family="text">
      <style:text-properties fo:color="#ff00cc" officeooo:rsid="002a187b"/>
    </style:style>
    <style:style style:name="T6" style:family="text">
      <style:text-properties fo:color="#000000"/>
    </style:style>
    <style:style style:name="T7" style:family="text">
      <style:text-properties fo:color="#000000" officeooo:rsid="00216981"/>
    </style:style>
    <style:style style:name="T8" style:family="text">
      <style:text-properties fo:color="#000000" officeooo:rsid="00223f39"/>
    </style:style>
    <style:style style:name="T9" style:family="text">
      <style:text-properties fo:color="#000000" officeooo:rsid="00232922"/>
    </style:style>
    <style:style style:name="T10" style:family="text">
      <style:text-properties fo:color="#000000" officeooo:rsid="0024becb"/>
    </style:style>
    <style:style style:name="T11" style:family="text">
      <style:text-properties fo:color="#000000" officeooo:rsid="0025d25d"/>
    </style:style>
    <style:style style:name="T12" style:family="text">
      <style:text-properties fo:color="#000000" officeooo:rsid="0026a0c9"/>
    </style:style>
    <style:style style:name="T13" style:family="text">
      <style:text-properties fo:color="#000000" officeooo:rsid="0027274c"/>
    </style:style>
    <style:style style:name="T14" style:family="text">
      <style:text-properties fo:color="#000000" officeooo:rsid="00288bfe"/>
    </style:style>
    <style:style style:name="T15" style:family="text">
      <style:text-properties fo:color="#000000" officeooo:rsid="002a187b"/>
    </style:style>
    <style:style style:name="T16" style:family="text">
      <style:text-properties fo:color="#000000" officeooo:rsid="002c0089"/>
    </style:style>
    <style:style style:name="T17" style:family="text">
      <style:text-properties fo:color="#000000" officeooo:rsid="002d229c"/>
    </style:style>
    <style:style style:name="T18" style:family="text">
      <style:text-properties fo:color="#000000" officeooo:rsid="002d4d9f"/>
    </style:style>
    <style:style style:name="T19" style:family="text">
      <style:text-properties fo:color="#000000" officeooo:rsid="002e0973"/>
    </style:style>
    <style:style style:name="T20" style:family="text">
      <style:text-properties fo:color="#000000" officeooo:rsid="002f8ab6"/>
    </style:style>
    <style:style style:name="T21" style:family="text">
      <style:text-properties fo:color="#000000" officeooo:rsid="0030e034"/>
    </style:style>
    <style:style style:name="T22" style:family="text">
      <style:text-properties fo:color="#000000" officeooo:rsid="00335e10"/>
    </style:style>
    <style:style style:name="T23" style:family="text">
      <style:text-properties fo:color="#000000" officeooo:rsid="00343741"/>
    </style:style>
    <style:style style:name="T24" style:family="text">
      <style:text-properties officeooo:rsid="00343741"/>
    </style:style>
    <style:style style:name="T2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ffffff"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VRO PRIMEIRO: AS ORIGENS</text:p>
      <text:p text:style-name="P1"/>
      <text:p text:style-name="P2">1.</text:p>
      <text:p text:style-name="P2">OS PRIMÓRDIOS DO TOQUE DAS ESCRÓFULAS</text:p>
      <text:p text:style-name="P2"/>
      <text:p text:style-name="P3">[AS ESCRÓFULAS]</text:p>
      <text:p text:style-name="P3"/>
      <text:p text:style-name="P4">Com os termos [écrouelles] ou, mais freqüentemente, [scrofule], que é apenas uma forma erudita do primeiro (os dois, tanto o popular quanto o erudito, derivam do latim [scrofula]), * {(*) O autor quase que sempre emprega a palavra [écrouelles]. De modo geral, a tradução usa o termo [escrófulas]. A expressão [alporcas] foi aplicada quando se julgou adequado especificar que se tratava do nome popular. (N. T.)} os médicos designam hoje a adenite tuberculosa, ou seja, as inflamações dos gânglios linfáticos provocadas pelos bacilos da tuberculose. Obviamente, antes do nascimento da bacteriologia tal especialização desses dois nomes, que remontam à medicina antiga, não era possível. Distinguiam-se mal as diferentes afecções ganglionares; ou, pelo menos, os esforços classificatórios (de antemão condenados ao fracasso) que uma ciência ainda insegura possa ter ensaiado não deixaram nenhum vestígio na linguagem médica corrente. Todas essas afecções eram uniformemente chamadas [écrouelles] em francês e [scrofula] ou [strumae], em latim; de modo geral, as duas palavras latinas eram consideradas sinônimas. É bom acrescentar que entre as inflamações ganglionares o maior número tem, por larga margem, origem tuberculosa; portanto, a maior parte dos casos classificados como escrofulosos pelos médicos da Idade Média o seria também por nossos médicos. Mas a linguagem popular se mostrava mais imprecisa que o vocabulário técnico. Os gânglios mais comumente atacados pela tuberculose são os do pescoço, e quando o mal se desenvolve sem tratamento, produzindo supurações, a face é atingida com facilidade – donde uma confusão (visível em muitos textos) entre escrófulas e diversas afecções da face ou mesmo dos olhos {1}. {<text:span text:style-name="T1">(1) Ainda hoje, os tratados de medicina previnem da possibilidade de confusão com afecções da face os praticantes: cf. De Gennes em Brouardel, Gilbert e Girode, [Traité de médecine et de thérapeutique], III, pp. 596 ss. Confusão com doenças dos olhos: ver, por exemplo, Browne, [Adenochairedologia], pp. 140 ss.; 149, 168. Cf. Crawfurd, [King's evil], p. 99.} E nossos dias, as adenites tuberculosas ainda são muito comuns. Que aconteceria outrora, quando as condições de higiene eram nitidamente inferiores às nossas? Adicionemos as outras adenites a esse vago grupo de moléstias de todo tipo que o erro generalizado confundia com as adenites tuberculosas: teremos uma ideia de desolação que podia provocar na Europa antiga isso que denominavam “alporcas”. De fato, o testemunho de alguns médicos da Idade Média ou de tempos modernos registra que em certas regiões elas eram verdadeiramente endêmicas {2}. {(2) Para a Itália, (região de Lucca), ver o testemunho de Arnau de Villanueva citado em H. Finke, [Aus den Tagen Bonifaz VIII (Vorreformations-geschichtliche Forschungen], 2), Münster, 1902, p. 105, n. 2. Para a Espanha, ver aqui, p. 216, n. 7.} A doença raramente é fatal; mas, sobretudo quando não recebe cuidados adequados, ela incomoda e desfigura. As freqüentes supurações tinham algo de repugnante; o horror que elas inspiravam expire-se candidamente em mais de uma velha narrativa: a face “corrompia-se”, as chagas produziam “um odor fétido...”. Incontáveis doentes aspiravam ardentemente à cura, prontos a correr para os remédios que a voz pública lhes indicasse. Eis o pano de fundo que o historiador do milagre régio deve ter presente diante de seus olhos.</text:span></text:p>
      <text:p text:style-name="P5">Já recordei o que foi esse milagre. Na França antiga, as escrófulas eram correntemente chamadas [mal le roi]; na Inglaterra, dizia-se [king's evil]. Os reis da França e da Inglaterra, pelo simples contato de suas mãos, realizado segundo ritos tradicionais, pretendiam curar os escrofulosos. Quando começaram os monarcas a exercer esse poder miraculoso? Como foram levados a reivindicá-lo? Como os povos foram levados a reconhecer tal poder? Problemas delicados, que tentarei resolver. A seqüência de nosso estudo apoiar-se-á em testemunhos seguros, mas aqui, nesta parte dedicada às origens, deparamos com um passado muito obscuro. Resignemo-nos a ceder o maior espaço às hipóteses; estas são permitidas ao historiador, desde que ele não as <text:soft-page-break/>apresente como certezas. Antes de tudo, procuremos reunir os mais antigos textos que se refiram, como se dizia outrora, aos “príncipes-médicos”. Começaremos pela França.</text:p>
      <text:p text:style-name="P5"/>
      <text:p text:style-name="P5">[OS PRIMÓRDIOS DO RITO FRANCÊS]</text:p>
      <text:p text:style-name="P5"/>
      <text:p text:style-name="P5">O primeiro documento em que, sem possibilidade de equívoco, aparece o “toque” francês, nós o devemos ao acaso de uma controvérsia bastante singular. {3} {<text:span text:style-name="T24">(3) </text:span>O que segue foi extraído de [De pignoribus sanctorum] de Guibert de Nogent, cuja edição mais acessível é Migne, [P. L.], t. 156.} <text:span text:style-name="T2">Aí pelo começo do século XII, o mosteiro de Saint-Médard de Soissons [no Aisne] afirmava possuir a mais insigne relíquia: um dente do Salvador, um dente de leite, dizia-se. {4} {(4) [P. L.], t. 156, cols. 651 ss.} Para melhor divulgar a glória de seu tesouro, os religiosos haviam mandado compor um opúsculo que não mais existe, mas do qual podemos imaginar a natureza, graças a muitos outros exemplos: coletânea de milagres, livreto para uso dos peregrinos, decerto uma produção bastante grosseira. {5} {(5) Col. 664 no início da l. III § IV: “in eorum libello qui super dente hoc et sanctorum loci miraculis actitat”.} Ora, não muito longe de Soissons vivia então um dos melhores escritores da época, Guibert, abade de Nogent-sous-Coucy. A natureza dotara-o de um espírito justo e aguçado. Pode ser também que alguma obscura querela, hoje esquecida, uma dessas ásperas rivalidades eclesiásticas de que uma história daquele tempo está repleta, o instigasse contra seus vizinhos de Soissons {6} {(6) Col. 607 “nobis contigui”, col. 651 “finitimi nostri”.} e contribuísse para, nesse caso particular, tornar mais exigente seu amor à verdade. Guibert não acreditava na autenticidade do ilustre dente; quando apareceu o escrito encomendado pelos monges de Soissons, ele pegou da pena para desenganar os fiéis, iludidos pelos “falsários” {7} {(7) Col. 652 “Attendite, falsarii...”} de Saint-Médard. Assim nasceu esse curioso tradado [De pignoribus sanctorum], que a Idade Média parece ter apreciado pouco (resta apenas um único manuscrito, talvez executado sob as vistas do próprio Guibert), {8} {(8) É o ms. Latim 2900 da Bibliot. Nat., o qual procede do próprio mosteiro de Nogent.} mas no qual hoje temos a satisfação de notar, em meio a muita mixórdia, as provas de um senso crítico bastante sutil, bem raro no século XII. É uma obra muito descosida, que contém, ao lado de historietas divertidas, grande número de considerações um tanto disparatadas sobre as relíquias, as visões e as manifestações milagrosas em geral. {9} {(9) Ver especialmente a interessantíssima memória do sr. Abel Lefrane, [Le traité des reliques de Guibert de Nogent et les commencements de la critique historique au moyen âge; Études d'histoire du moyen âge dédiées à Gabriel Monod], 1896, p. 285. O sr. Lefranc parece-me exagerar um pouco o senso crítico de Guibert, que, no entanto, é incontestável. Cf. Bernard Monod, [Le moine Guibert et son temps], 1905.} Vamos abrir o primeiro livro. Em perfeita conformidade com a doutrina mais ortodoxa, Guibert desenvolve ali a idéia de que os milagres não são necessariamente indícios de santidade. Seu único autor é, e a Sabedoria divina escolhe como instrumentos, “como canais”, os homens que contêm a Seus desígnios, ainda que esses homens sejam ímpios. Seguem alguns exemplos tirados da Bíblia e até dos historiadores antigos, que para um letrado daquele tempo eram objeto de uma fé quase tão cega quanto a votada ao próprio Livro Sagrado: a profecia de Balaão e a de Caifás; Vespasiano a curar um aleijado; o mar de Panfúlia a abrir-se diante de Alexandre Magno; por fim, os sinais que tantas vezes anunciaram o nascimento ou a morte dos príncipes. {10} {(10) Cols. 615 e 616. No meio da exposição, a passagem relativa às escrófulas intercala-se (aliás, de modo bastante bizarro) entre os exemplos antigos e a recordação das profecias de Balaão e de Caifás. Todo o tratado é muito mal composto. Os exemplos invocados por Guibert de Nogent eram, na maioria, clássicos em seu tempo; ver, por exemplo, o partido que tira da profecia de Caifás (dado com o tipo do simoníaco) s. Pedro Damião, [Liber gratissimus], c. X., [Monumenta Germaniae, Libelli de lite], I, p. 31.} Ao que Guibert acrescenta: </text:span><text:span text:style-name="T2"><office:annotation><dc:creator>Autor desconhecido</dc:creator><dc:date>2016-07-15T22:18:49.575000000</dc:date><text:list text:style-name=""><text:list-item><text:p text:style-name="P18"><text:span text:style-name="T25">Citação maior que 3 linhas.</text:span></text:p></text:list-item></text:list></office:annotation></text:span><text:span text:style-name="T4">Que digo eu?! Não temos visto nosso senhor, o rei Luís, usar um prodígio costumário? Com meus próprios olhos, vi doentes que sofriam de escrófulas o pescoço ou em outras partes do corpo ocorrer em profusão, a fim de ser tocados pelo rei – toque a que ele juntava um sinal-da-cruz. Eu estava lá, bem perto dele, e até o defendia contra a importunação. O rei, entretanto, mostrava para eles uma generosidade inata; afastando-os de sua mão serena, fazia humildemente o sinal-da-cruz sobre eles. Seu pai, </text:span><text:soft-page-break/><text:span text:style-name="T4">Filipe, também exercera, com ardor, esse mesmo poder miraculoso e glorioso. Não sei que erros cometidos por ele fizeram que o perdesse</text:span><text:span text:style-name="T7">. {11} {</text:span><text:span text:style-name="T23">(11) </text:span><text:span text:style-name="T7">Cito copiando do manuscrito, f. 12: “Quid quod dominum nostrum Ludovicum regem consuetudinario uti videmus prodigio? Hos plane, qui scrophas circa jugulum, aut uspiam in corpore patiuntur, ad tactum eius, superadito crucis signo, vidi catervatim, me ei coherente et etiam prohibente, concurrere. Quos tamen ille ingenita liberalitate, serena ad se manus obuncans, humillime consignabat. Cuius gloriam miraculi cum Philippus pater ejus alacriter exerceret, nescio quibus incidentibus culpis amisit”. O texto de Migne, [P. L.], t. 156, col. 616, é, grafias à parte, correto.} </text:span><text:span text:style-name="T8">A partir do século XVII, essas poucas linhas foram citadas sem cessar pelos historiadores das “alporcas”. Os dois príncipes aí mencionados são Luís VI e seu pai, Filipe I. Que se pode concluir daí?</text:span></text:p>
      <text:p text:style-name="P12">Primeiro, que Luís VI (cujo reinado vai de 1108 a 1137) era considerado possuidor do poder de curar os escrofulosos; os doentes dirigiam-se a ele em multidão, e o rei, sem dúvida nenhuma convicto da força miraculosa que o céu lhe concedera, submetia-se às preces dos enfermos. Não se trata de uma casualidade, um momento de entusiasmo popular excepcional; estamos na presença de uma prática já “costumária”, um rito regular revestido com as mesmas formas que apresentará durante todo o curso da monarquia francesa: o rei toca os doentes e faz sobre eles o sinal-da-cruz; esses dois gestos sucessivos continuarão tradicionais. Guibert é uma testemunha ocular que não poderíamos recusar; encontra Luís VI em Laon e, provavelmente, também em outras circunstâncias; sua condição de abade dava-lhe um lugar próximo ao de seu soberano. {12} {<text:span text:style-name="T24">(12) </text:span>Cf. G. Bourgin, “Introduction” a sua edição de Guibert de Nogent, [Histoire de as vie] ([Collect. De textes pour l'étude et l'ens.de l'histoire]), p. XIII. O sr. G. Bourgin parece não ter prestado atenção à passagem do [De pignoribus sanctorum] relativa à cura das escrófulas; caso contrário, não teria considerado simplesmente “prováveis” os encontros de Guibert e do rei.}</text:p>
      <text:p text:style-name="P6"><text:span text:style-name="T6">Há mais. Esse poder miraculoso não era considerado exclusivo do rei Luís. Havia a lembrança de que seu pai e predecessor, Filipe I, cujo longo reinado (1060-1180) remonta quase à metade do século XI, exercera-o antes dele. Contava-se que Filipe perdera tal poder em seguida a “nai sei que erros”, diz pudicamente Guibert, muito ligado à família capetíngia e disposto a encobrir <text:s/>as faltas desta. Nenhuma dúvida de que se trata da duplamente adulterina união de Filipe com Bertrade de Montfort. Acreditava-se que o rei, excomungado após esse crime, fora atingido pela cólera divina com diversas doenças “ignominiosas”. {13} {</text:span><text:span text:style-name="T23">(13) </text:span><text:span text:style-name="T6">Orderic Vital, l. VIII, c. XX, ed. Leprévost, III, p. 390.} </text:span><text:span text:style-name="T9">Não é de espantar que ele tivesse simultaneamente perdido o poder curativo. Essa lenda eclesiástica tem bem pouco interesse para nós. Mas deve-se notar que Filipe I é o primeiro soberano francês do qual podemos com segurança afirmar que tocou os escrofulosos.</text:span></text:p>
      <text:p text:style-name="P13">Convém observar também que esse manuscrito, tão precioso, permanece absolutamente único em sua época. Para encontrar outro texto que faça referência às curas efetuadas pelos reis da França, é necessário chegar ao reinado de s. Luís (1226-70), sobre o qual as informações são bastante abundantes. {14} {(14) Poder-se á encontrá-los reunidos aqui, p. 114} Se os monges de Saint-Médard não reivindicassem a posse de um dente de Cristo, se Guibert não teimasse em polemizar com eles ou, ainda, se seu tratado desaparecesse como tantas obras do mesmo gênero, decerto ficaríamos tentados a ver em s. Luís o primeiro monarca-curandeiro. Na realidade, não há motivo para pensar que entre 1137 e 1226 tenha ocorrido alguma interrupção no exercício do dom miraculoso. Os textos relativos a s. Luís mostram claramente que o poder desse rei é tradicional e hereditário. Mas o silêncio dos documentos, contínuo durante quase um século, precisa ser explicado. Tentaremos fazê-lo mais tarde. Por ora, preocupados em determinar o início do rito, conservemos como um conselho de prudência a observação que acaba de ser feita: um acaso feliz conservou algumas frases em que um escritor do século XII menciona de passagem que seu rei curava os escrofulosos. Outros acasos, menos favoráveis, podem ter-nos roubado indicações análogas referentes a soberanos mais antigos. Afirmando sem mais nem menos que Filipe I foi o primeiro a “tocar as alporcas”, nós nos arriscaríamos a cometer um erro similar àquele no qual teríamos caído se, tendo perecido o único manuscrito do [De pignoribus sanctorum], houvéssemos concluído da ausência de qualquer menção anterior a s. Luís que esse rei foi o iniciador do rito.</text:p>
      <text:p text:style-name="P13">Podemos ter a esperança da avançar para antes de Filipe I?</text:p>
      <text:p text:style-name="P7"><text:soft-page-break/><text:span text:style-name="T6">A questão de saber se os reis das duas primeiras dinastias possuíam a virtude medical reivindicada pelos capetíngios não é nova. Foi diversas vezes aventada por eruditos dos séculos XVI e XVII. Tais controvérsias repercutiram até na mesa real. Num dia de Páscoa em Fontainebleau, Henrique IV, após haver tocado as escrófulas, divertiu-se animando seu jantar com uma disputa deste gênero; ele atiçou doutos combatentes: André Du Laurens, seu primeiro-médico; Pierre Mathieu, seu historiógrafo; o capelão Guillaume Du Peyrat. O historiógrafo e o médico sustentavam que remontava a Clóvis o poder do qual o monarca vinha de dar novas provas; o capelão negava que jamais um merovíngio ou um carolíngio o tivesse exercido. {15} {(15) Du Peyrat, [Histoire ecclesiastique de la cour], p. 817. Notar-se-á que em nossos dias sir James Frazer retomou a velha teoria de Du Laurens e de Pierre Mathieu, sem dar-se conta das dificuldades históricas que ela levanta: [Golden bough], I, p. 370.} </text:span><text:span text:style-name="T10">Entremos na lide e procuremos formar uma opinião. O problema, bastante complexo, pode ser decomposto em várias questões mais simples, as quais é preciso examinar uma a uma, sucessivamente.</text:span></text:p>
      <text:p text:style-name="P8"><text:span text:style-name="T6">Primeiro: podemos encontrar nos textos vestígios de que algum rei das duas primeiras dinastias haja porventura pretendido curar os escrofulosos? Nisso, não teremos dificuldade em aderir à opinião negativa, inúmeras vezes expressa com muita energia por Du Peyrat, por Scipion Dupleix, por todos os bons espíritos da erudição do século XVII. Nunca se produziu </text:span><text:span text:style-name="T11">nenhum texto dessa natureza. Devemos ir mais longe. Nosso conhecimento da alta Idade Média baseia-se em fontes pouco abundantes e, por isso, fáceis de explorar; há vários séculos, eruditos de todas as nações têm conscienciosamente examinado essas fontes; se um texto tal como o que acabo de delinear jamais foi encontrado, pode-se concluir (sem medo de errar) que ele não existe. Mais tarde, termos ocasião de ver como nasceu no século XVI a narrativa da cura que Clóvis teria operado em seu escudeiro Lanicet. Essa tradução nos parecerá então desprovida de todo fundamento. Irmã caçula das lendas da Santa Âmbula e da origem celeste das flores-de-lis, é preciso relegá-la, com suas irmãs mais velhas, ao depósito de acessórios históricos fora de moda – como, aliás, já se fez há muito tempo.</text:span></text:p>
      <text:p text:style-name="P9"><text:span text:style-name="T6">Convém agora colocar sob forma mais abrangente o problema que estamos estudando. De acordo com o testemunho dos textos, nem os merovíngios nem os carolíngios possuíram essa forma especial de poder curativo que se aplica a uma enfermidade determinada: as escrófulas. Mas não teriam os reis dessas duas dinastias sido considerados capazes de curar tanto alguma enfermidade quanto, até mesmo, todas as doenças? Consultemos Gregório de Tours. No livro IX, lê-se a propósito do rei Gontrão, filho de Clotário I, a seguinte passagem: </text:span><text:span text:style-name="T3">Entre os fiéis, conta-se que uma mulher cujo filho sofria com uma febre quartã atravessou sub-repticiamente a multidão até o rei, aproximou-se dele por trás e, sem que o soberano percebesse, arrancou algumas franjas do manto real; ela colocou-as em água e fez o filho beber essa água. A febre logo baixou; o doente curou-se. De minha parte, não ponho a coisa em dúvida. De fato, eu mesmo vi, bem freqüentemente, demônios que habitavam corpos possuídos gritar o nome desse rei e, denunciados pela virtude que emanava dele, confessar seus crimes.</text:span><text:span text:style-name="T6"> {16} {(16) [Historia Francorum], IX, c. 21: “Nam caelebre tunc a fidelibus ferebatur, quod mulier quaedam, cuius filius quartano tibo gravabatur et in strato anxius decubabat, acessit in aqua possuit filioque bibendum dedit; statimque, restincta febre, sanatus est. Quad non habetur a me dubium, cum ego ipse saepius larvas inergia famulante nomen eius invocantes audierim ac criminum propriorum gesta, virtute ipsius discernente, fateri.”} Portanto, Gontrão tinha junto a seus súditos e a seus admiradores (Gregório de Tours, sabe-se formava com esses últimos) a reputação de curar. </text:span><text:span text:style-name="T12">Uma força miraculosa fixava-se às vestes que o haviam tocado. Sua presença, ou talvez (o texto não é muito claro) a mera invocação de seu nome, bastava para liberar os possuídos. Toda a questão está em saber se Gontrão partilhava com os de sua dinastia essa capacidade maravilhosa ou se, ao contrário, somente ele a possuía. A memória de Gontrão parece jamais ter sido objeto de um culto reconhecido oficialmente, ainda que no século XIV o hagiógrafo italiano Pietro [de Natalibus] acreditasse dever colocá-lo em seu [Catalogus sanctorum] [Índice de santos] {17} {</text:span><text:span text:style-name="T23">(17) </text:span><text:span text:style-name="T12">[Bibliotheca hagiographica Latina], I, p. 555.} Mas não podemos duvidar de que muitos de seus contemporâneos (com o bispo de Tours à frente) tenham-no considerado um santo: não porque os costumes de Gontrão fossem particularmente puros ou doces, </text:span><text:soft-page-break/><text:span text:style-name="T12">mas porque ele era tão religioso! “Não o diríamos um rei, mas um bispo”, escreve Gregório de Tours algumas linhas antes do trecho que citei. Por outro lado, o próprio Gregório fornece-nos uma imensidão de detalhes sobre os ancestrais, os tios, os irmãos de Gontrão. Fortunate cantou o elogio de vários reis merovíngios; em nenhuma parte de sua obra se vê que algum desses príncipes, louvados como mais ou menos devotos, generosos ou destemidos, tenham curado alguém. O mesmo vale para os carolíngios. A renascença carolíngia deixou-nos uma literatura relativamente rica, que inclui principalmente tratados meio políticos meio morais sobre a realeza e biografias ou coleções de histórias sobre alguns soberanos; seria impossível descobrir aí alguma alusão ao poder de curar. Se com base numa única passagem de Gregório de Tours se confirmasse que os primeiros merovíngios possuíram a virtude medical, seria também necessário supor que tal virtude sofreu um eclipse sob os carolíngios. Por conseguinte, não há nenhum meio de estabelecer uma continuidade entre Gontrão e Filipe I, entre o rei do século VI e o do século XI. É mais simples admitir que a opinião comum atribuiu esses milagres a Gontrão não porque fossem um atributo régio, mas porque pareciam emanar necessariamente do caráter de santidade que os súditos fiéis reconheciam nesse rei – pois aos olhos dos homens daquela época o que seria um santo senão, antes de tudo, um benfeitor taumaturgo? Resta ainda o fato de que, como veremos mais tarde, Gontrão passava mais facilmente por santo do que passava por rei; pertencia a uma dinastia que os francos estavam acostumados, desde longa data, a considerar sagrada. </text:span><text:span text:style-name="T13">Mas, embora pelo menos parte de sua santidade e, portanto, de seus poderes miraculosos se devessem a sua origem régia, esse dom constituiu uma graça pessoal, que seus avós, seus ancestrais, seus sucessores não possuíram. A série ininterrupta de reis-médicos que a França medieval conheceu não começa de nenhum modo com esse pio soberano, caro ao coração de Gregório de Tours.</text:span></text:p>
      <text:p text:style-name="P10"><text:span text:style-name="T6">Neste monto, talvez alguém queira interromper-me. Sem dúvida, os textos merovíngios ou carolíngios (pelo menos tal como chegaram até nós) não mostram em nenhuma passagem um rei curar as escrófulas e, com exceção do trecho de Gregório de Tours que acaba de ser estudado, jamais nos falam de curas régias, não importa de que espécie; isso é incontestável. Mas, como já mencionei, essas fontes são muito pobres; de seu silêncio devemos extrair apenas uma confissão de ignorância? Não é possível que, sem o sabermos, os soberanos das duas primeiras famílias tenham tocado os doentes? Em todos os tipos de ciência, as provas negativas são decerto perigosas; sobretudo em crítica histórica, o argumento [ex silentio]* {(*) Ou seja, chegar a uma conclusão gravas à ausência de provas do contrário. (N. T.)} </text:span><text:span text:style-name="T14">é sempre cheio de perigos. No entanto, não nos deixemos enganar por [negativo], esse adjetivo temível. A propósito do mesmo problema que nos ocupamos aqui, Du Peyrat escreve excelentemente: </text:span><text:span text:style-name="T5">Alguém me dirá, talvez, que argumentar [ab authoritate negativa] não permite concluir nada, mas apresentarei a mesma réplica que Coeffeteau apresentou a Plessis Mornay, o qual afirmou que em história tal método é irrelevante; sustento, ao contrário, que é argumentar afirmativamente; pois todos esses autores, s. Remígio, Gregório de Tours, Hincmar e outros que os seguiram a respeito da segunda linhagem, estariam obrigados como historiadores fiéis a tratar por escrito uma coisa tão memorável, se ela houvesse sido praticada em seu tempo […] portanto, não ter escrito sobre esse milagre é afirmar que ele foi desconhecido em seu tempo.</text:span><text:span text:style-name="T15"> {18} {(18) [Histoire ecclesiastique de la cour], p. 806.}.</text:span></text:p>
      <text:p text:style-name="P11"><text:span text:style-name="T6">Em outros termos, toda a questão consistem em saber se os documentos contemporâneos à dinastia merovíngia e à carolíngia são de molde a que a prática das curas reais, caso houvesse existido, não fosse mencionada por eles. É isso que parecerá bem pouco provável, sobretudo no que concerne ao século VI (a época de Fortunato e de Gregório de Tours) e, mais ainda, ao belo período da dinastia seguinte. Se Carlos Magno ou Luís, o Pio, houvessem tocado os enfermos, poder-se-ia acreditar que o monge de Sankt-Gall ou o Astrônomo teriam silenciado sobre esse traço maravilhoso? Que algum desses escritores, os quais eram íntimos da corte real e formavam a brilhante plêiade da “renascença carolíngia”, tivesse deixado escapar, ainda que de passagem, a mais fugidia alusão a esse grande fato? Como já mencionei, de Luís VI a s. Luís os documentos são igualmente mudos; mas daqui a pouco interpretarei esse silêncio, que, afinal de contas, durou apenas três reinados. Mostrarei então como esse silêncio tem origem num movimento de pensamento político, surgido da reforma gregoriana, cujas idéias mestras são tão diferentes quanto </text:span><text:soft-page-break/><text:span text:style-name="T6">possível das que animavam os autores de que acabo de falar. O silêncio incomparavelmente mais longo da literatura merovíngia e carolíngia seria verdadeiramente inexplicável, caso não pudesse ser explicado simplesmente pela própria ausência do rito de que em vão procuramos os vestígios. Não há nenhuma razão para acreditar que os descendentes de Clóvis ou os de Pepino tenham alguma vez, na qualidade de monarcas, pretendido curar alguém.</text:span></text:p>
      <text:p text:style-name="P11"><text:span text:style-name="T6">Agora, passemos aos primeiros capetíngios. A vida do segundo príncipe dessa família – Roberto, o Pio – foi escrita, como se sabe, por um de seus protegidos, o monge Helgaud. É um panegírico. Ali, Roberto aparece adornado com todas as virtudes, sobretudo as que deviam agradara aos monges. Helgaud elogia especialmente a bondade do rei para com os leprosos e acrescenta: </text:span><text:span text:style-name="T3">A virtude divina concedeu a esse homem perfeito uma grande graça: a de curar os corpos. Tocando as chagas dos enfermos com sua pientíssima mão e marcando-os com o sinal-da-cruz, ele livra-os da dor e da doença.</text:span><text:span text:style-name="T6"> {19} {(19) [Histor. De France], X, p. 115 A, e Migne, [P. L.], t. 141, col. 931: “Tantam quippe gratiam in medendis corporibus perfecto viro contulit divina virtus ut, sua piissima manu infirmis locum tangens vulneris et illis imprimens signum sancae crucis, omnem auferret ab eis dolorem infirmitatis”. Devo mencionar que a interpretação dessa passagem, que será desenvolvida aqui, já fora indicada em suas linhas gerais pelo dr. Crawfur, [King's evil], pp. 12 e 13}</text:span></text:p>
      <text:p text:style-name="P11"><text:span text:style-name="T10">D</text:span><text:span text:style-name="T6">iscutiu-se muito sobre essas poucas palavras. Excelentes eruditos recusaram-se a ver aí o primeiro testemunho do poder curativo dos reis franceses. Examinemos suas razões.</text:span></text:p>
      <text:p text:style-name="P11"><text:span text:style-name="T6">Que diz exatamente a [Vida do rei Roberto]? Que esse príncipe curava os enfermos. Mas por graça especial ou em virtude de uma vocação hereditária que era comum a ele e a todos os de sua estirpe? O texto não indica. Pode-se justificadamente perguntar se Helgaud (imbuído de admiração pelo rei de quem escrevia os altos feitos e talvez desejoso de preparar os caminhos para uma futura canonização do soberano) não considerava o poder miraculoso que atribuía a seu herói uma </text:span><text:span text:style-name="T23">manifestação</text:span><text:span text:style-name="T6"> de santidade estritamente individual. Lembremo-nos da passagem de Gregório de Tours que citei há pouco; dela concluímos que o rei Gontrão era julgado pessoalmente santo, e não que os merovíngios eram tidos como uma linhagem de taumaturgos. Não daremos ao </text:span><text:span text:style-name="T23">testemunho</text:span><text:span text:style-name="T6"> de Helgaud um sentido similar? Mas, examinando-o com atenção, a analogia parece totalmente superficial. O texto de Gregório de Tours emergia como a única exceção ao silêncio universal e prolongado de todos os documentos. Para estabelecer um elo de filiação entre as virtudes medicais do filho de Clotário e o início autêntico do toque das escrófulas sob Filipe I, seria necessário dar um salto de cinco séculos, através de três dinastias; seria necessário supor que fosse muda uma multidão de autores que não tinham nenhum motivo para calar-se. Aqui, não deparamos com nenhuma dificuldade dessa espécie. Entre Roberto II e seu neto Filipe I, há apenas um curto intervalo: 29 anos, só uma geração, um único reinado, o de Henrique I, precisamente aquele do qual menos sabemos entre todos os de seu tempo. Não conhecemos quase nada sobre esse príncipe; ele pode muito bem ter tocado os doentes sem que a memória desse gesto haja chegado até nós, sem que sequer tenhamos o direito de surpreender-nos com nossa ignorância. Por enquanto, admitamos que Roberto II haja sido o iniciador do ilustre rito cuja história procuramos escrever e vejamos o que pode ter acontecido. Seus súditos fiéis acreditavam-no capaz de curar; foi o testemunho que, pela boca de seu biógrafo, forneceram sobre o rei. Pode bem ser, contudo, que considerassem que esse dom era próprio apenas de seu senhos. Mas depois dele seus descendentes e sucessores reivindicaram, a título de herança, esse privilégio. </text:span><text:span text:style-name="T16">Helgaud, do qual não sabemos se sobreviveu longamente a seu herói, pode ter desconhecido essa pretensão ou, não a desconhecendo, ter preferido, por esta ou aquela razão, silenciar sobre ela. Não podemos permitir-nos a dúvida, pois sabemos por um texto irrecusável que o próprio neto de Roberto, poucos anos depois desse rei, exercia esse mesmo poder. Na verdade, nada mais natural que imaginar entre duas gerações tão próximas a continuidade de uma mesma tradição miraculosa ou, melhor dizendo, de um mesmo rito: contato seguido do sinal-da-cruz. Tanto no caso de Roberto quanto no de Luís VI, os gestos de cura mostram-se todos iguais (nesse aspecto, os textos nada dizem a respeito de Filipe I). Helgaud não parece ter considerado um legado ancestral a “grande graça” que Deus, segundo o monge, concedera a seu rei. Pode-se concluir então, com certa possibilidade de acertar, que Roberto II foi o </text:span><text:soft-page-break/><text:span text:style-name="T16">primeiro dos reis taumaturgos, o elo original da gloriosa cadeia; mas não se pode concluis (pois isso seria desmentido pelos fatos) que algum rei não curasse depois dele.</text:span></text:p>
      <text:p text:style-name="P15"><text:span text:style-name="T16">O</text:span><text:span text:style-name="T6">utra dificuldade: Filipe I tocava os escrofulosos. Ora, na frase de Helgaud não se faz nenhuma menção às escrófulas. O trecho situa-se em seguida a uma exposição da conduta do rei para com os leprosos; no entanto, parece que os leprosos não são especificamente </text:span><text:span text:style-name="T17">o objeto da frase de Helgaud. Não era esta nem aquela afecção </text:span><text:span text:style-name="T18">tomada à parte, fosse lepra fosse escrófula; são todas as enfermidades indistintamente as que Roberto, no dizer de seus admiradores, sabia curar. “</text:span><text:span text:style-name="T19">Deve-se notar”, escreve o sr. Delaborde, “que as escrófulas não são nomeadas nessa passagem da biografia (na qual se acreditou ver um primeiro exemplo do dom particular de nossos reis” e que aí se trata apenas do poder geral de curar as doenças, comum a todos os santos.” {20} {(20) “</text:span><text:span text:style-name="T20">Du toucher des écrouelles”, p. 175, n. 1}. De acordo. </text:span><text:span text:style-name="T21">Mas será que estamos tão seguros de que o do atribuído ao rei foi, desde a origem, considerado tão “particular”? Por estarmos tão habituados a ver a virtude miraculosa dos príncipes franceses ter por alvo exclusivo as escrófulas, quase não mais nos surpreendemos de que ela tenha tomado essa forma estritamente limitada. No entanto, afirmar que desde o início era esse o caso constituiria um postulado injustificável. Tomemos um ponto de comparação. A maioria dos santos verdadeiramente populares também possui seus talentos específicos: as pessoas dirigem-se a um deles rogando-lhe que cure os males dos olhos; a outro pedem que remedeie os males do ventre; e assim por diante. Mas, até onde se pode ver, essas especializações raramente estão lá desde o início; a maior prova está em que às vezes elas variam. Todo santo passa por médico junto ao povo; pouco a pouco, em virtude de associações de idéias freqüentemente obscuras, algumas vezes por um simples calembur, seus fiéis acostumam-se a atribuir-lhe o dom de mitigar sobretudo esta ou aquela enfermidade; o tempo faz sua obra; ao fim de certo número de anos, a crença nesse poder bem determinado tornou-se no pobre mundo dos sofredores um verdadeiro artigo de fé. Um pouco adiante, reencontraremos um desses grandes santos de peregrinação, s. Marcoul de Corbeny. Exatamente como os reis da França, ele foi um curandeiro de escrófulas; por causa disso, adquiriu apreciável celebridade, mas muito tardiamente. Antes, durante muitos séculos, ele não fora mais que um santo igual aos outros, o qual se invocava indiferentemente para toda espécie de males. Sua história, que conhecemos bastante bem, provavelmente apenas repetiu, a algumas centenas de anos de distância, as histórias dos reis da França que se mostram a nós com menos clareza: como o santo de Corbeny, decerto também eles começaram por curar muitas doenças, por especializar-se apenas secundariamente. As representações coletivas das quais saiu a idéia do poder medical dos reis são difíceis de seguir em todas as suas sutilezas, mas não são ininteligíveis. Daqui a pouco, irei esforçar-me por reconstituí-las; ligam-se a todo um ciclo de crenças relativas ao caráter sagrado da realeza, um ciclo que começamos a compreender bem. Mas seria necessário julgar inconcebível que, de repente, os franceses tivessem cismado que seus soberanos eram capazes não de curar os doentes em geral, mas de curar os escrofulosos e tão somente os escrofulosos.</text:span></text:p>
      <text:p text:style-name="P16"><text:span text:style-name="T21">S</text:span><text:span text:style-name="T6">uponhamos, ao contrário, que as coisas se tenham passado tal qual no caso de s. Marcoul. Os primeiros capetíngios (a partir de Roberto, o Pio, por exemplo) “tocam” e “marcam com o sinal-da-cruz” todos os coitados que, vítimas de enfermidades diversas, são atraídos pela reputação taumatúrgica desses reis; essa multidão certamente inclui os escrofulosos, pois na Europa desse tempo as escrófulas são uma afecção muitíssimo freqüente e temida. No fundo, porém, é uma afecção bastante benigna, mais desagradável na aparência do que verdadeiramente perigosa; sobretudo, é facilmente suscetível de melhoras, mesmo que aparentes e temporárias. {21} {(21) Sobre esse ponto, assim como sobre tudo o que concerne à explicação crítica do milagre régio, ver aqui, Livro Terceiro.} Entre os escrofulosos tocados pela sagrada mão do rei, alguns ficarão curados, e muitos outros parecerão curar-se – efeito da natureza, diríamos hoje; efeito da virtude régia, diz-se no século XI. Que alguns casos dessa espécie venham a ocorrer em condições particularmente propícias a impressionar as imaginações; que não se seja levado a colocar os doentes assim curados em contraste com outras pessoas, atingidas por outros males, que o rei terá tocado sem sucesso – eis o bastante para que os espíritos se inclinem a reconhecer no príncipe capetíngio um especialista em escrófulas. Na reconstituição de um encadeamento dessa espécie, </text:span><text:soft-page-break/><text:span text:style-name="T6">forçosamente entra larga margem de hipóteses. O processo evolutivo que faz de um curandeiro generalista um curandeiro especializado será sempre difícil de seguir em detalhes, pois tal processo apresenta-se como o resultado de uma profusão de pequenos fatos de natureza diversa que só agem cumulativamente; cada um desses fatos, se tomado isoladamente, é demasiado insignificante para que os documentos o relatem. Trata-se do que os historiadores denominam “acaso” - mas a história do culto dos santos demonstra amplamente que esse processo é possível. Ora, neste nosso caso temos um apoio sólido para induções porque temos um texto. Não há nenhuma razão para rejeitar o testemunho fornecido por Helgaud; nada na evolução que ele </text:span><text:span text:style-name="T22">nos permite reconstituir prejudica a verossimilhança. Portanto, é preciso mantê-lo.</text:span></text:p>
      <text:p text:style-name="P17"><text:span text:style-name="T6">Permaneceremos em terreno seguro concluindo do seguinte modo: Roberto, o Pio, o segundo dos capetíngios, parecia aos olhos de seus súditos possuir o poder de curar os enfermos. Seus sucessores herdaram o dom, mas essa virtude dinástica, ao transmitir-se de geração a geração, modificou-se – ou melhor, tornou-se pouco a pouco mais específica. Concebeu-se a idéia de que o toque régio era soberano não contra todas as moléstias indistintamente, mas contra uma delas, aliás muito disseminada: as escrófulas. No reinado de Filipe I – o próprio neto de Roberto –, essa transformação já se efetuara.</text:span></text:p>
      <text:p text:style-name="P17"><text:span text:style-name="T6">Assim pudemos determinar, com alguma plausabilidade, os primórdios do toque das escrófulas na França. Resta pesquisar as origens no sentido próprio da palavra: isto é, entender como se começou a ter os reis por médicos prodigiosos. Mas no momento essa investigação não poderia ser empreendida com proveito. Aliás, já que o milagre régio é tão inglês quanto francês, num estudo explicativo de suas origens os dois países não podem ser encarados separadamente. Queremos estabelecer o porquê de o rito de cura aparecer na França em determinado momento e não em outro? Não podemo intentá-lo antes de fixar a época em que o mesmo rito nasceu na Inglaterra. Sem essa indispensável precaução, como saber se os reis da França não se restringiram a apenas imitar seus rivais de além-Mancha? Trata-se de analisar a concepção de realeza que o rito não fez mais que traduzir? Em suas origens, as mesmas idéias coletivas estão presentes nos dois países vizinhos. Então, agora é necessário, antes de qualquer coisa, desenvolver para a Inglaterra uma discussão crítica do mesmo tipo da que teve por objeto os textos france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3T22:26:54.006000000</meta:creation-date>
    <dc:date>2016-07-15T22:22:39.111000000</dc:date>
    <meta:editing-duration>PT3H27M35S</meta:editing-duration>
    <meta:editing-cycles>6</meta:editing-cycles>
    <meta:generator>LibreOffice/4.4.2.2$Windows_x86 LibreOffice_project/c4c7d32d0d49397cad38d62472b0bc8acff48dd6</meta:generator>
    <meta:document-statistic meta:table-count="0" meta:image-count="0" meta:object-count="0" meta:page-count="8" meta:paragraph-count="24" meta:word-count="5671" meta:character-count="35554" meta:non-whitespace-character-count="29896"/>
  </office:meta>
</office:document-meta>
</file>